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1">
      <style:text-properties fo:color="#000000" loext:opacity="100%" fo:font-weight="bold" officeooo:rsid="0004f236" officeooo:paragraph-rsid="0004f236" style:font-weight-asian="bold" style:font-weight-complex="bold"/>
    </style:style>
    <style:style style:name="P6" style:family="paragraph" style:parent-style-name="Text_20_body" style:list-style-name="L1">
      <style:text-properties fo:font-weight="bold" officeooo:rsid="00063583" officeooo:paragraph-rsid="00063583" style:font-weight-asian="bold" style:font-weight-complex="bold"/>
    </style:style>
    <style:style style:name="P7" style:family="paragraph" style:parent-style-name="Text_20_body" style:list-style-name="L2">
      <style:text-properties fo:font-weight="bold" officeooo:rsid="00063583" officeooo:paragraph-rsid="00063583" style:font-weight-asian="bold" style:font-weight-complex="bold"/>
    </style:style>
    <style:style style:name="P8" style:family="paragraph" style:parent-style-name="Text_20_body" style:list-style-name="L3">
      <style:text-properties fo:font-weight="bold" officeooo:rsid="00082229" officeooo:paragraph-rsid="00082229" style:font-weight-asian="bold" style:font-weight-complex="bold"/>
    </style:style>
    <style:style style:name="T1" style:family="text">
      <style:text-properties officeooo:rsid="00063583"/>
    </style:style>
    <style:style style:name="T2" style:family="text">
      <style:text-properties fo:color="#000000" loext:opacity="100%" fo:font-weight="bold" officeooo:rsid="00063583" style:font-weight-asian="bold" style:font-weight-complex="bold"/>
    </style:style>
    <style:style style:name="T3" style:family="text">
      <style:text-properties fo:font-weight="bold" officeooo:rsid="00082229" style:font-weight-asian="bold" style:font-weight-complex="bold"/>
    </style:style>
    <style:style style:name="T4" style:family="text">
      <style:text-properties officeooo:rsid="00082229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10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Com base nos conteúdos dos arquivos que você enviou, aqui está uma <text:span text:style-name="Strong_20_Emphasis">lista de exercícios de Geografia para 1º ano do Ensino Médio</text:span>, organizada por tema:</text:p>
      <text:p text:style-name="Horizontal_20_Line"/>
      <text:h text:style-name="Heading_20_3" text:outline-level="3"><text:span text:style-name="Strong_20_Emphasis">I. Conceitos Básicos da Geografia</text:span></text:h>
      <text:list text:style-name="L1">
        <text:list-item>
          <text:p text:style-name="P1"><text:span text:style-name="Strong_20_Emphasis">(Dissertativa)</text:span> Defina os cinco conceitos fundamentais da Geografia segundo Milton Santos e explique como eles se relacionam entre si.</text:p>
          <text:p text:style-name="P5">Os cinco conceitos fundamentais são, Espaço geográfico, Lugar, paisagem, territó<text:span text:style-name="T1">rio, região, onde Espaço geográfico é a relação do sistema de ações e de objetos através de uma técnica, um território é uma área delimitada por relações de poder, lugar é o espaço vivido e pessoal, região é uma área com características específicas e paisagem é tudo aquilo que transmite informações. Todos se interligam na análise espacial da organização espacial das ações humanas</text:span></text:p>
        </text:list-item>
        <text:list-item>
          <text:p text:style-name="P1"><text:span text:style-name="Strong_20_Emphasis">(Objetiva)</text:span> Qual conceito está diretamente ligado às vivências e experiências pessoais em determinado espaço?<text:line-break/>a) Espaço geográfico<text:line-break/>b) Região<text:line-break/>c) Lugar <text:span text:style-name="T2">X</text:span><text:line-break/>d) Território</text:p>
        </text:list-item>
        <text:list-item>
          <text:p text:style-name="P1"><text:span text:style-name="Strong_20_Emphasis">(Interpretação de texto)</text:span> A partir da definição de "território", explique como a disputa por poder influencia a organização do espaço geográfico.</text:p>
          <text:p text:style-name="P6">A busca por poder influencia diretamente na organização do espaço geográfico, uma vez que os territórios influenciam diretamente como os seres humanos se organizam e interagem com o meio</text:p>
        </text:list-item>
      </text:list>
      <text:p text:style-name="Horizontal_20_Line"/>
      <text:h text:style-name="Heading_20_3" text:outline-level="3"><text:span text:style-name="Strong_20_Emphasis">II. Meios de Comunicação e Espaço Geográfico</text:span></text:h>
      <text:list text:style-name="L2">
        <text:list-item>
          <text:p text:style-name="P2"><text:span text:style-name="Strong_20_Emphasis">(Dissertativa)</text:span> Explique a diferença entre meio natural, meio técnico e meio técnico-científico-informacional.</text:p>
          <text:p text:style-name="P7">No meio natural eram utilizadas ferramentas simples apenas para coleta de matéria-prima para subsistência. <text:span text:style-name="T4">No meio técnico, houve a invenção das máquinas, o que revolucionou o meio de produção, aumentando a escala e a eficiência. No meio técnico-científico-informacional foram implantadas tecnologias da informação e comunicação.</text:span></text:p>
        </text:list-item>
        <text:list-item>
          <text:p text:style-name="P2"><text:span text:style-name="Strong_20_Emphasis">(Objetiva)</text:span> Qual das opções a seguir caracteriza o meio técnico-científico-informacional?<text:line-break/>a) Agricultura de subsistência com ferramentas rudimentares<text:line-break/>b) Uso de máquinas a vapor no processo de produção<text:line-break/>c) Conectividade por satélites, fibra óptica e internet <text:span text:style-name="T3">X</text:span><text:line-break/>d) Comércio por meio de caravanas e navegação fluvial</text:p>
        </text:list-item>
        <text:list-item>
          <text:p text:style-name="P2"><text:span text:style-name="Strong_20_Emphasis">(Análise crítica)</text:span> Segundo o cartum apresentado, como as redes digitais transformaram as relações humanas?</text:p>
        </text:list-item>
      </text:list>
      <text:p text:style-name="Horizontal_20_Line"/>
      <text:h text:style-name="Heading_20_3" text:outline-level="3"><text:soft-page-break/><text:span text:style-name="Strong_20_Emphasis">III. Geoprocessamento e Fuso Horário </text:span></text:h>
      <text:list text:style-name="L3">
        <text:list-item>
          <text:p text:style-name="P3"><text:span text:style-name="Strong_20_Emphasis">(Dissertativa)</text:span> O que é geoprocessamento e quais são suas aplicações práticas?</text:p>
          <text:p text:style-name="P8">O geoprocessamento é a junção de todas as ciências e tecnologias, utilizada para efetuar vários processos com dados e informações geograficamente referenciadas</text:p>
        </text:list-item>
        <text:list-item>
          <text:p text:style-name="P3"><text:span text:style-name="Strong_20_Emphasis">(Objetiva)</text:span> Qual ferramenta fornece posição geográfica com precisão, podendo chegar a milímetros?<text:line-break/>a) Sensoriamento remoto<text:line-break/>b) GPS <text:span text:style-name="T3">X</text:span><text:line-break/>c) Fotogrametria<text:line-break/>d) SIG</text:p>
        </text:list-item>
        <text:list-item>
          <text:p text:style-name="P3"><text:span text:style-name="Strong_20_Emphasis">(Problema)</text:span> Se em Brasília (45°O) são 14h, que horas serão em uma cidade localizada a 75°O?</text:p>
        </text:list-item>
      </text:list>
      <text:p text:style-name="Horizontal_20_Line"/>
      <text:h text:style-name="Heading_20_3" text:outline-level="3"><text:span text:style-name="Strong_20_Emphasis">IV. Cartografia e Projeções Cartográficas (Baseado nos arquivos AULA 04)</text:span></text:h>
      <text:list text:style-name="L4">
        <text:list-item>
          <text:p text:style-name="P4"><text:span text:style-name="Strong_20_Emphasis">(Dissertativa)</text:span> Por que toda projeção cartográfica apresenta algum tipo de distorção?</text:p>
        </text:list-item>
        <text:list-item>
          <text:p text:style-name="P4"><text:span text:style-name="Strong_20_Emphasis">(Objetiva)</text:span> Qual das projeções abaixo é mais adequada para representar áreas polares?<text:line-break/>a) Cilíndrica<text:line-break/>b) Cônica<text:line-break/>c) Azimutal<text:line-break/>d) Mercator</text:p>
        </text:list-item>
        <text:list-item>
          <text:p text:style-name="P4"><text:span text:style-name="Strong_20_Emphasis">(Explique com suas palavras)</text:span> Quais são os elementos básicos de um mapa e qual a função de cada um?</text:p>
        </text:list-item>
      </text:list>
      <text:p text:style-name="Horizontal_20_Line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5T15:58:13.763448180</meta:creation-date>
    <dc:date>2025-05-05T16:26:20.464703542</dc:date>
    <meta:editing-duration>PT7M6S</meta:editing-duration>
    <meta:editing-cycles>1</meta:editing-cycles>
    <meta:document-statistic meta:table-count="0" meta:image-count="0" meta:object-count="0" meta:page-count="2" meta:paragraph-count="21" meta:word-count="467" meta:character-count="3098" meta:non-whitespace-character-count="2663"/>
    <meta:generator>LibreOffice/24.2.7.2$Linux_X86_64 LibreOffice_project/420$Build-2</meta:generator>
  </office:meta>
</office:document-meta>
</file>